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arial" svg:font-family="arial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3">
      <style:paragraph-properties fo:text-align="justify" style:justify-single-word="false"/>
      <style:text-properties fo:font-weight="normal" officeooo:rsid="00549dbe" officeooo:paragraph-rsid="00549dbe" style:font-weight-asian="normal" style:font-weight-complex="normal"/>
    </style:style>
    <style:style style:name="P2" style:family="paragraph" style:parent-style-name="Standard" style:list-style-name="WWNum3">
      <style:paragraph-properties fo:text-align="justify" style:justify-single-word="false"/>
      <style:text-properties officeooo:rsid="0018061b" officeooo:paragraph-rsid="00549dbe"/>
    </style:style>
    <style:style style:name="P3" style:family="paragraph" style:parent-style-name="Standard" style:list-style-name="WWNum3">
      <style:paragraph-properties fo:text-align="justify" style:justify-single-word="false"/>
      <style:text-properties officeooo:paragraph-rsid="0059befd"/>
    </style:style>
    <style:style style:name="P4" style:family="paragraph" style:parent-style-name="Standard" style:list-style-name="WWNum3">
      <style:paragraph-properties fo:text-align="justify" style:justify-single-word="false"/>
      <style:text-properties officeooo:rsid="0055d543" officeooo:paragraph-rsid="0055d543"/>
    </style:style>
    <style:style style:name="P5" style:family="paragraph" style:parent-style-name="Standard" style:list-style-name="WWNum3">
      <style:paragraph-properties fo:text-align="justify" style:justify-single-word="false"/>
      <style:text-properties officeooo:rsid="00592993" officeooo:paragraph-rsid="0059befd"/>
    </style:style>
    <style:style style:name="P6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  <style:text-properties officeooo:rsid="0018061b" officeooo:paragraph-rsid="0018061b"/>
    </style:style>
    <style:style style:name="P7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  <style:text-properties officeooo:paragraph-rsid="001a7554"/>
    </style:style>
    <style:style style:name="P8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  <style:text-properties officeooo:rsid="00549dbe" officeooo:paragraph-rsid="00549dbe"/>
    </style:style>
    <style:style style:name="P9" style:family="paragraph" style:parent-style-name="Standard" style:list-style-name="WWNum4" style:master-page-name="">
      <loext:graphic-properties draw:fill="none"/>
      <style:paragraph-properties fo:margin-top="0cm" fo:margin-bottom="0cm" loext:contextual-spacing="true" fo:line-height="115%" fo:text-align="justify" style:justify-single-word="false" style:page-number="auto" fo:background-color="transparent"/>
      <style:text-properties officeooo:rsid="002edf91" officeooo:paragraph-rsid="0055d543"/>
    </style:style>
    <style:style style:name="P10" style:family="paragraph" style:parent-style-name="Standard" style:list-style-name="WWNum4">
      <loext:graphic-properties draw:fill="none"/>
      <style:paragraph-properties fo:margin-top="0cm" fo:margin-bottom="0cm" loext:contextual-spacing="true" fo:line-height="115%" fo:text-align="justify" style:justify-single-word="false" fo:background-color="transparent"/>
      <style:text-properties officeooo:rsid="0055d543" officeooo:paragraph-rsid="0055d543"/>
    </style:style>
    <style:style style:name="P11" style:family="paragraph" style:parent-style-name="Standard" style:list-style-name="WWNum4">
      <loext:graphic-properties draw:fill="none"/>
      <style:paragraph-properties fo:margin-top="0cm" fo:margin-bottom="0cm" loext:contextual-spacing="true" fo:line-height="115%" fo:text-align="justify" style:justify-single-word="false" fo:background-color="transparent"/>
      <style:text-properties officeooo:rsid="00578698" officeooo:paragraph-rsid="00578698"/>
    </style:style>
    <style:style style:name="P12" style:family="paragraph" style:parent-style-name="Standard" style:list-style-name="WWNum4">
      <loext:graphic-properties draw:fill="none"/>
      <style:paragraph-properties fo:margin-top="0cm" fo:margin-bottom="0cm" loext:contextual-spacing="true" fo:line-height="115%" fo:text-align="justify" style:justify-single-word="false" fo:background-color="transparent"/>
      <style:text-properties officeooo:rsid="00578698" officeooo:paragraph-rsid="0057cae2"/>
    </style:style>
    <style:style style:name="P13" style:family="paragraph" style:parent-style-name="Standard" style:list-style-name="WWNum4">
      <loext:graphic-properties draw:fill="none"/>
      <style:paragraph-properties fo:margin-top="0cm" fo:margin-bottom="0cm" loext:contextual-spacing="true" fo:line-height="115%" fo:text-align="justify" style:justify-single-word="false" fo:background-color="transparent"/>
      <style:text-properties officeooo:paragraph-rsid="00578698"/>
    </style:style>
    <style:style style:name="P14" style:family="paragraph" style:parent-style-name="Standard" style:list-style-name="WWNum4">
      <loext:graphic-properties draw:fill="none"/>
      <style:paragraph-properties fo:margin-top="0cm" fo:margin-bottom="0cm" loext:contextual-spacing="true" fo:line-height="115%" fo:text-align="justify" style:justify-single-word="false" fo:background-color="transparent"/>
      <style:text-properties officeooo:rsid="0057cae2" officeooo:paragraph-rsid="0057cae2"/>
    </style:style>
    <style:style style:name="P15" style:family="paragraph" style:parent-style-name="Standard" style:list-style-name="WWNum4">
      <loext:graphic-properties draw:fill="none"/>
      <style:paragraph-properties fo:margin-top="0cm" fo:margin-bottom="0cm" loext:contextual-spacing="true" fo:line-height="115%" fo:text-align="justify" style:justify-single-word="false" fo:background-color="transparent"/>
      <style:text-properties officeooo:rsid="005a2ca3" officeooo:paragraph-rsid="005a2ca3"/>
    </style:style>
    <style:style style:name="P16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officeooo:rsid="0059befd" officeooo:paragraph-rsid="0059befd"/>
    </style:style>
    <style:style style:name="P17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officeooo:rsid="005a44e7" officeooo:paragraph-rsid="005a44e7"/>
    </style:style>
    <style:style style:name="P18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officeooo:rsid="005aaf9c" officeooo:paragraph-rsid="005aaf9c"/>
    </style:style>
    <style:style style:name="P19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officeooo:rsid="005c2d1b" officeooo:paragraph-rsid="005c2d1b"/>
    </style:style>
    <style:style style:name="P20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fo:font-weight="bold" officeooo:rsid="005c2d1b" officeooo:paragraph-rsid="005c2d1b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fo:font-weight="bold" officeooo:rsid="005a44e7" officeooo:paragraph-rsid="005a44e7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fo:font-weight="bold" officeooo:rsid="0061066d" officeooo:paragraph-rsid="0061066d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fo:font-weight="normal" officeooo:rsid="005c2d1b" officeooo:paragraph-rsid="005c2d1b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fo:font-weight="normal" officeooo:rsid="005d26c4" officeooo:paragraph-rsid="005d26c4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officeooo:rsid="005d26c4" officeooo:paragraph-rsid="005d26c4"/>
    </style:style>
    <style:style style:name="P26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officeooo:rsid="0060004d" officeooo:paragraph-rsid="0060004d"/>
    </style:style>
    <style:style style:name="P27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officeooo:rsid="0060e744" officeooo:paragraph-rsid="0060e744"/>
    </style:style>
    <style:style style:name="P28" style:family="paragraph" style:parent-style-name="Heading_20_1" style:list-style-name="WWNum5">
      <style:paragraph-properties fo:margin-left="1.27cm" fo:margin-right="0cm" fo:text-align="justify" style:justify-single-word="false" fo:text-indent="-0.635cm" style:auto-text-indent="false" fo:padding="0.212cm" fo:border="none"/>
    </style:style>
    <style:style style:name="P29" style:family="paragraph" style:parent-style-name="Heading_20_1" style:list-style-name="WWNum5">
      <style:paragraph-properties fo:margin-left="1.27cm" fo:margin-right="0cm" fo:text-align="justify" style:justify-single-word="false" fo:text-indent="-0.635cm" style:auto-text-indent="false" fo:padding="0.212cm" fo:border="none"/>
      <style:text-properties officeooo:rsid="0055d543" officeooo:paragraph-rsid="0055d543"/>
    </style:style>
    <style:style style:name="P30" style:family="paragraph" style:parent-style-name="Heading_20_1" style:list-style-name="WWNum5" style:master-page-name="">
      <style:paragraph-properties fo:margin-left="1.27cm" fo:margin-right="0cm" fo:text-align="justify" style:justify-single-word="false" fo:text-indent="-0.635cm" style:auto-text-indent="false" style:page-number="auto" fo:padding="0.212cm" fo:border="none"/>
      <style:text-properties officeooo:rsid="0045f6d0" officeooo:paragraph-rsid="0045f6d0"/>
    </style:style>
    <style:style style:name="P31" style:family="paragraph" style:parent-style-name="Heading_20_1" style:list-style-name="WWNum5" style:master-page-name="">
      <style:paragraph-properties fo:margin-left="1.27cm" fo:margin-right="0cm" fo:text-align="justify" style:justify-single-word="false" fo:text-indent="-0.635cm" style:auto-text-indent="false" style:page-number="auto" fo:padding="0.212cm" fo:border="none"/>
      <style:text-properties officeooo:rsid="0045f6d0" officeooo:paragraph-rsid="0059befd"/>
    </style:style>
    <style:style style:name="P32" style:family="paragraph" style:parent-style-name="Heading_20_1" style:list-style-name="WWNum5" style:master-page-name="">
      <style:paragraph-properties fo:margin-left="1.27cm" fo:margin-right="0cm" fo:text-align="justify" style:justify-single-word="false" fo:text-indent="-0.635cm" style:auto-text-indent="false" style:page-number="auto" fo:padding="0.212cm" fo:border="none"/>
      <style:text-properties officeooo:rsid="0045f6d0" officeooo:paragraph-rsid="0061066d"/>
    </style:style>
    <style:style style:name="P33" style:family="paragraph" style:parent-style-name="Title" style:master-page-name="Standard">
      <style:paragraph-properties fo:margin-top="0cm" fo:margin-bottom="0cm" loext:contextual-spacing="false" fo:text-align="justify" style:justify-single-word="false" style:page-number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7554" style:font-weight-asian="bold" style:font-weight-complex="bold"/>
    </style:style>
    <style:style style:name="T3" style:family="text">
      <style:text-properties fo:font-weight="bold" officeooo:rsid="00549dbe" style:font-weight-asian="bold" style:font-weight-complex="bold"/>
    </style:style>
    <style:style style:name="T4" style:family="text">
      <style:text-properties fo:font-weight="bold" officeooo:rsid="0059befd" style:font-weight-asian="bold" style:font-weight-complex="bold"/>
    </style:style>
    <style:style style:name="T5" style:family="text">
      <style:text-properties fo:color="#000000" style:font-name="arial" style:text-underline-style="none" fo:font-weight="normal" style:font-weight-asian="normal" style:font-weight-complex="normal"/>
    </style:style>
    <style:style style:name="T6" style:family="text">
      <style:text-properties fo:color="#000000" style:font-name="arial" style:text-underline-style="none" fo:font-weight="normal" officeooo:rsid="00514985" style:font-weight-asian="normal" style:font-weight-complex="normal"/>
    </style:style>
    <style:style style:name="T7" style:family="text">
      <style:text-properties fo:color="#000000" style:font-name="arial" style:text-underline-style="none" fo:font-weight="normal" officeooo:rsid="005a44e7" style:font-weight-asian="normal" style:font-weight-complex="normal"/>
    </style:style>
    <style:style style:name="T8" style:family="text">
      <style:text-properties fo:color="#000000"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style:font-name="arial" fo:font-style="normal" style:text-underline-style="none" fo:font-weight="normal" officeooo:rsid="005aaf9c" style:font-style-asian="normal" style:font-weight-asian="normal" style:font-style-complex="normal" style:font-weight-complex="normal"/>
    </style:style>
    <style:style style:name="T10" style:family="text">
      <style:text-properties fo:color="#000000" style:font-name="arial" fo:font-style="normal" style:text-underline-style="none" fo:font-weight="normal" officeooo:rsid="005c2d1b" style:font-style-asian="normal" style:font-weight-asian="normal" style:font-style-complex="normal" style:font-weight-complex="normal"/>
    </style:style>
    <style:style style:name="T11" style:family="text">
      <style:text-properties fo:color="#000000" style:font-name="arial" fo:font-style="normal" style:text-underline-style="none" fo:font-weight="normal" officeooo:rsid="005d26c4" style:font-style-asian="normal" style:font-weight-asian="normal" style:font-style-complex="normal" style:font-weight-complex="normal"/>
    </style:style>
    <style:style style:name="T12" style:family="text">
      <style:text-properties fo:color="#000000" style:font-name="arial" fo:font-style="normal" style:text-underline-style="none" fo:font-weight="normal" officeooo:rsid="005e5b51" style:font-style-asian="normal" style:font-weight-asian="normal" style:font-style-complex="normal" style:font-weight-complex="normal"/>
    </style:style>
    <style:style style:name="T13" style:family="text">
      <style:text-properties fo:color="#000000" style:font-name="arial" fo:font-style="normal" style:text-underline-style="none" fo:font-weight="normal" officeooo:rsid="0060e744" style:font-style-asian="normal" style:font-weight-asian="normal" style:font-style-complex="normal" style:font-weight-complex="normal"/>
    </style:style>
    <style:style style:name="T14" style:family="text">
      <style:text-properties fo:color="#000000" style:font-name="arial" fo:font-style="normal" style:text-underline-style="none" fo:font-weight="normal" officeooo:rsid="0064c05d" style:font-style-asian="normal" style:font-weight-asian="normal" style:font-style-complex="normal" style:font-weight-complex="normal"/>
    </style:style>
    <style:style style:name="T15" style:family="text">
      <style:text-properties fo:color="#000000" style:font-name="arial" fo:font-style="normal" style:text-underline-style="none" fo:font-weight="normal" officeooo:rsid="00659db0" style:font-style-asian="normal" style:font-weight-asian="normal" style:font-style-complex="normal" style:font-weight-complex="normal"/>
    </style:style>
    <style:style style:name="T16" style:family="text">
      <style:text-properties fo:color="#000000" style:font-name="arial" fo:font-style="normal" style:text-underline-style="none" style:font-style-asian="normal" style:font-style-complex="normal"/>
    </style:style>
    <style:style style:name="T17" style:family="text">
      <style:text-properties fo:color="#000000" style:font-name="arial" fo:font-style="normal" style:text-underline-style="none" officeooo:rsid="005c2d1b" style:font-style-asian="normal" style:font-style-complex="normal"/>
    </style:style>
    <style:style style:name="T18" style:family="text">
      <style:text-properties fo:color="#000000" officeooo:rsid="00578698"/>
    </style:style>
    <style:style style:name="T19" style:family="text">
      <style:text-properties fo:color="#000000" style:font-name="DejaVu Sans Mono"/>
    </style:style>
    <style:style style:name="T20" style:family="text">
      <style:text-properties fo:color="#000000" style:font-name="DejaVu Sans Mono" officeooo:rsid="00578698"/>
    </style:style>
    <style:style style:name="T21" style:family="text">
      <style:text-properties officeooo:rsid="001a7554"/>
    </style:style>
    <style:style style:name="T22" style:family="text">
      <style:text-properties officeooo:rsid="002f7f67"/>
    </style:style>
    <style:style style:name="T23" style:family="text">
      <style:text-properties officeooo:rsid="004c5681"/>
    </style:style>
    <style:style style:name="T24" style:family="text">
      <style:text-properties officeooo:rsid="00549dbe"/>
    </style:style>
    <style:style style:name="T25" style:family="text">
      <style:text-properties officeooo:rsid="0055d543"/>
    </style:style>
    <style:style style:name="T26" style:family="text">
      <style:text-properties officeooo:rsid="0018061b"/>
    </style:style>
    <style:style style:name="T27" style:family="text">
      <style:text-properties officeooo:rsid="00578698"/>
    </style:style>
    <style:style style:name="T28" style:family="text">
      <style:text-properties officeooo:rsid="0059befd"/>
    </style:style>
    <style:style style:name="T29" style:family="text">
      <style:text-properties officeooo:rsid="005a44e7"/>
    </style:style>
    <style:style style:name="T30" style:family="text">
      <style:text-properties officeooo:rsid="006106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3n0kttgfzr45"/>ДЗ<text:span text:style-name="T23">11</text:span> <text:span text:style-name="T24">EJB</text:span>.</text:p>
      <text:list xml:id="list2532585030" text:style-name="WWNum5">
        <text:list-item>
          <text:p text:style-name="P28"><text:bookmark text:name="_iuamv9f70w8e"/>Общие моменты</text:p>
        </text:list-item>
      </text:list>
      <text:list xml:id="list1912439868" text:style-name="WWNum3">
        <text:list-item>
          <text:p text:style-name="P6">исходники <text:span text:style-name="T24">учебного приложения </text:span>– в папке «<text:span text:style-name="T24">enterprise/rnkapp</text:span>»</text:p>
        </text:list-item>
        <text:list-item>
          <text:p text:style-name="P5">исходники приложения для тестирования <text:span text:style-name="T28">Remote-</text:span>вызовов <text:span text:style-name="T28">методов <text:s/>EJB </text:span>бинов – в папке «tests/testejb»</text:p>
        </text:list-item>
        <text:list-item>
          <text:p text:style-name="P2">исходники «<text:span text:style-name="T24">игры</text:span>»<text:span text:style-name="T24"> </text:span>– в папке «<text:span text:style-name="T24">enterprise/ejbgame</text:span>»</text:p>
        </text:list-item>
        <text:list-item>
          <text:p text:style-name="P8">перетащил проект на docker+Payara<text:span text:style-name="T25">+postgresql</text:span></text:p>
        </text:list-item>
        <text:list-item>
          <text:p text:style-name="P4">конфиги для сборки и старта контейнера <text:span text:style-name="T26">– в папке «enterprise/</text:span>docker<text:span text:style-name="T26">»</text:span></text:p>
        </text:list-item>
        <text:list-item>
          <text:p text:style-name="P7"><text:span text:style-name="T21">Приложение доступно по ссылке </text:span><text:a xlink:type="simple" xlink:href="http://localhost:18080/rnkapp" text:style-name="Internet_20_link" text:visited-style-name="Visited_20_Internet_20_Link"><text:span text:style-name="T2">http://localhost:</text:span></text:a><text:a xlink:type="simple" xlink:href="http://localhost:18080/rnkapp" text:style-name="Internet_20_link" text:visited-style-name="Visited_20_Internet_20_Link"><text:span text:style-name="T3">1</text:span></text:a><text:a xlink:type="simple" xlink:href="http://localhost:18080/rnkapp" text:style-name="Internet_20_link" text:visited-style-name="Visited_20_Internet_20_Link"><text:span text:style-name="T2">8080/</text:span></text:a><text:a xlink:type="simple" xlink:href="http://localhost:18080/rnkapp" text:style-name="Internet_20_link" text:visited-style-name="Visited_20_Internet_20_Link"><text:span text:style-name="T3">rnkapp</text:span></text:a></text:p>
        </text:list-item>
        <text:list-item>
          <text:p text:style-name="P3"><text:span text:style-name="T28">Вызов метода start тестового приложения доступен по ссылке </text:span><text:a xlink:type="simple" xlink:href="http://localhost:18080/rnkapp" text:style-name="Internet_20_link" text:visited-style-name="Visited_20_Internet_20_Link"><text:span text:style-name="T2">http://localhost:</text:span></text:a><text:a xlink:type="simple" xlink:href="http://localhost:18080/rnkapp" text:style-name="Internet_20_link" text:visited-style-name="Visited_20_Internet_20_Link"><text:span text:style-name="T3">1</text:span></text:a><text:a xlink:type="simple" xlink:href="http://localhost:18080/rnkapp" text:style-name="Internet_20_link" text:visited-style-name="Visited_20_Internet_20_Link"><text:span text:style-name="T2">8080/</text:span></text:a><text:a xlink:type="simple" xlink:href="http://localhost:18080/rnkapp" text:style-name="Internet_20_link" text:visited-style-name="Visited_20_Internet_20_Link"><text:span text:style-name="T3">rnk</text:span></text:a><text:span text:style-name="T4">test/api/start</text:span></text:p>
        </text:list-item>
        <text:list-item>
          <text:p text:style-name="P1">Игра доступна по ссылке <text:a xlink:type="simple" xlink:href="http://localhost:18080/rnkapp" text:style-name="Internet_20_link" text:visited-style-name="Visited_20_Internet_20_Link"><text:span text:style-name="T2">http://localhost:</text:span></text:a><text:a xlink:type="simple" xlink:href="http://localhost:18080/rnkapp" text:style-name="Internet_20_link" text:visited-style-name="Visited_20_Internet_20_Link"><text:span text:style-name="T1">1</text:span></text:a><text:a xlink:type="simple" xlink:href="http://localhost:18080/rnkapp" text:style-name="Internet_20_link" text:visited-style-name="Visited_20_Internet_20_Link"><text:span text:style-name="T2">8080/</text:span></text:a><text:span text:style-name="T1">ejbgame</text:span></text:p>
        </text:list-item>
      </text:list>
      <text:list xml:id="list74424621613219" text:continue-list="list2532585030" text:style-name="WWNum5">
        <text:list-item>
          <text:p text:style-name="P29"><text:s/>EJB</text:p>
        </text:list-item>
      </text:list>
      <text:list xml:id="list1229918834" text:style-name="WWNum4">
        <text:list-header>
          <text:p text:style-name="P9"><text:span text:style-name="T22"><text:tab/>Сделал рефакторинг и реализовал большинство компонентов проекта с использованием EJB.</text:span></text:p>
        </text:list-header>
        <text:list-item>
          <text:p text:style-name="P10">Restful API редактора работников реализовано вызовами Stateful бина StaffEditorModel.</text:p>
        </text:list-item>
        <text:list-item>
          <text:p text:style-name="P10">Restful API CRUD модели работников реализовано вызовами <text:span text:style-name="T27">Singleton`a StaffUtils. Для реализации CRUD модели использованы возможности Container-Managed Entity Manager.</text:span></text:p>
        </text:list-item>
        <text:list-item>
          <text:p text:style-name="P13"><text:span text:style-name="T27">Restful API расчета графиков погашения кредитов реализовано вызовами Stateless бинов</text:span><text:span text:style-name="T18"> </text:span><text:span text:style-name="T19">AnnuitetCreditAccounterBean </text:span><text:span text:style-name="T20">и DifferentialCreditAccounterBean.</text:span><text:span text:style-name="T27"> </text:span></text:p>
        </text:list-item>
        <text:list-item>
          <text:p text:style-name="P11">SOAP API проверки СНИЛС реализовано вызовами Singleton`a ValidatoBean</text:p>
        </text:list-item>
        <text:list-item>
          <text:p text:style-name="P12">SOAP API различных вычислений, связанных с зарплатой работников реализовано вызовами Singleton`a StaffUtils.</text:p>
        </text:list-item>
        <text:list-item>
          <text:p text:style-name="P15">Реализована Remote-обертка бина StaffUtils – реализует функциональность передачи Remote-клиентам фасадов Entity-бинов (SaffEntityFacade – remote фасад для StaffEntity)</text:p>
        </text:list-item>
        <text:list-item>
          <text:p text:style-name="P14">Табличное представление списка работников реализовано с помощью Stateful бина StaffDisplayBean.</text:p>
        </text:list-item>
      </text:list>
      <text:list xml:id="list74423754419060" text:continue-list="list74424621613219" text:style-name="WWNum5">
        <text:list-item>
          <text:p text:style-name="P31"><text:span text:style-name="T28">Приложение для тестирования Remote-вызовов</text:span>.</text:p>
        </text:list-item>
      </text:list>
      <text:p text:style-name="P16"><text:span text:style-name="T6">П</text:span><text:span text:style-name="T5">риложение реализовано в виде Restful сервиса c единственным методом start.</text:span></text:p>
      <text:p text:style-name="P16"><text:span text:style-name="T5">Внедряются следующие бины:</text:span></text:p>
      <text:p text:style-name="P16"><text:span text:style-name="T5">- ValidatorBean – проверка СНИЛС</text:span></text:p>
      <text:p text:style-name="P16"><text:soft-page-break/><text:span text:style-name="T5">- DifferentialCreditAccounterBean (интерфейс RnkCreditAccounterV1) (расчет кредита по дифференцированной модели)</text:span></text:p>
      <text:p text:style-name="P16"><text:span text:style-name="T5">- AnnuitetCreditAccounterBean (интерфейс RnkCreditAccounterV2) (расчет кредита по аннуитетной модели)</text:span></text:p>
      <text:p text:style-name="P16"><text:span text:style-name="T5">- </text:span><text:span text:style-name="T7">StaffFacade – расчеты показателей заработной платы и получение информации о работнике по его Id.</text:span></text:p>
      <text:list xml:id="list74424998748980" text:continue-numbering="true" text:style-name="WWNum5">
        <text:list-item>
          <text:p text:style-name="P30"><text:span text:style-name="T29">Игра «угадай число»</text:span>.</text:p>
        </text:list-item>
      </text:list>
      <text:p text:style-name="P21"><text:span text:style-name="T17">Ф</text:span><text:span text:style-name="T16">ункциональность:</text:span></text:p>
      <text:p text:style-name="P17"><text:span text:style-name="T8">Сущности: </text:span></text:p>
      <text:p text:style-name="P17"><text:span text:style-name="T8"><text:tab/>User(login, suspended) – игрок. Свойства: login – логин игрока, suspended – игра для данного логина приостановлена. </text:span></text:p>
      <text:p text:style-name="P17"><text:span text:style-name="T8"><text:tab/>Attempt(user, number, result, secret) отражает информацию о </text:span><text:span text:style-name="T9">текущей игре данного игрока</text:span><text:span text:style-name="T8">. Свойства: user – игрок, с которым связана попытка, number – номер последней попытки в данно</text:span><text:span text:style-name="T9">й игре (может быть 1,2,3), result – результат последней попытки угадать число, secret – угадываемое число.</text:span></text:p>
      <text:p text:style-name="P18"><text:span text:style-name="T8">На каждую игру игроку с данным логином дается 3 попытки угадать число от 0 до 9. Если за 3 попытки число не угадано - игра приостанавливается на 1 минуту. Если число угадано – начинается новая игра без приостановки.</text:span></text:p>
      <text:p text:style-name="P18"><text:span text:style-name="T8">Пользовательский интерфейс реализован в виде формы с двумя полями (Player - логин, Attempt – попытка пользователя угадать число) и кнопки Guess, которая запускает проверки угадано или не угадано число. Номер попытки отражается в верхней </text:span><text:span text:style-name="T10">части формы. Если пользователь не угадал число с трех попыток – выводится сообщение, что игра по данному пользователю приостановлена; по окончании 1 минуты сообщение исчезает.</text:span><text:span text:style-name="T8"> </text:span></text:p>
      <text:p text:style-name="P20"><text:span text:style-name="T16">Реализация:</text:span></text:p>
      <text:p text:style-name="P24"><text:span text:style-name="T16">Сущности User и Attempt реализуются Entity бинами UserEntity и AttemptEntity соответственно. </text:span></text:p>
      <text:p text:style-name="P23"><text:span text:style-name="T16">Пользовательский интерфейс реализован jsp страницей index.jsp</text:span></text:p>
      <text:p text:style-name="P19"><text:span text:style-name="T8">Restful API приложения реализован методом game класса GameSvc. Этот метод вызывает метод initialize внедренного Stateful бина UserModel и отображение представления index.jsp.</text:span></text:p>
      <text:p text:style-name="P19"><text:span text:style-name="T8">Stateful бин UserModel реализует основную функциональность игры и предоставляет данные представлению index.jsp.</text:span></text:p>
      <text:p text:style-name="P19"><text:span text:style-name="T11">В бин UserModel внедряются Singleton`ы RandomGenerator (генерация случайного числа) и GameController (реализация усеченной CRUD функциональности для сущностей).</text:span></text:p>
      <text:p text:style-name="P25"><text:span text:style-name="T8">Метод initialize класса UserModel </text:span><text:span text:style-name="T12">получает пользователя по его логину, проверяет, не приостановлена ли для него игра, осуществляет проверку варианта пользователя и загаданного числа (вызов processAttempt). В случае истечения количества попыток – приостанавливает игру для данного пользователя.</text:span></text:p>
      <text:p text:style-name="P26"><text:span text:style-name="T12">М</text:span><text:span text:style-name="T8">етод processAttempt реализует основную функциональность игры:</text:span></text:p>
      <text:p text:style-name="P26"><text:span text:style-name="T8">На старте игры – генерирует новое число вызовом RandomGenerator.getNext; осуществляет сравнение варианта пользователя и загаданного числа; сохраняет текущую иргу (вызов </text:span><text:soft-page-break/><text:span text:style-name="T8">GameController.saveUserAttempt).</text:span></text:p>
      <text:p text:style-name="P26"><text:span text:style-name="T8">Приостановка игры для данного игрока осуществляется установкой флага suspended у сущности игрока и заводом action-таймера, который через 1 минуту разблокирует приостановленный логин </text:span><text:span text:style-name="T13">(при старте таймера ему передается dto с логином, который нужно разблокировать по таймауту)</text:span><text:span text:style-name="T8">.</text:span></text:p>
      <text:p text:style-name="P27"><text:span text:style-name="T8">При (ре)старте приложения все игроки разблокируются.</text:span></text:p>
      <text:p text:style-name="P27"><text:span text:style-name="T8"/></text:p>
      <text:list xml:id="list74424531226962" text:continue-numbering="true" text:style-name="WWNum5">
        <text:list-item>
          <text:p text:style-name="P32"><text:span text:style-name="T30">PS</text:span>.</text:p>
        </text:list-item>
      </text:list>
      <text:p text:style-name="P22"><text:span text:style-name="T10">Х</text:span><text:span text:style-name="T8">отя задание сдается с опозданием на неделю, считаю достижением, что одна неделя</text:span><text:span text:style-name="T15">(2-3 часа в день)</text:span><text:span text:style-name="T8"> ушла на перетаскивание проекта на GlassFish </text:span><text:span text:style-name="T14">и докеризацию</text:span><text:span text:style-name="T8">, а вторая неделя ушла на собственно реализацию функциональности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arial" svg:font-family="arial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tru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2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2-28T07:44:22.815721699</dc:date>
    <meta:editing-duration>PT17H5M31S</meta:editing-duration>
    <meta:editing-cycles>48</meta:editing-cycles>
    <meta:document-statistic meta:table-count="0" meta:image-count="0" meta:object-count="0" meta:page-count="3" meta:paragraph-count="46" meta:word-count="580" meta:character-count="4784" meta:non-whitespace-character-count="4241"/>
  </office:meta>
</office:document-meta>
</file>